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5a268" officeooo:paragraph-rsid="0005a268"/>
    </style:style>
    <style:style style:name="T1" style:family="text">
      <style:text-properties officeooo:rsid="0006a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<text:span text:style-name="T1">hdhhfhf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</meta:initial-creator>
    <meta:creation-date>2017-06-02T14:28:05.976547941</meta:creation-date>
    <meta:generator>LibreOffice/4.3.3.2$Linux_X86_64 LibreOffice_project/430m0$Build-2</meta:generator>
    <dc:date>2017-06-02T15:00:32.676541227</dc:date>
    <dc:creator>fabien </dc:creator>
    <meta:editing-duration>PT32M25S</meta:editing-duration>
    <meta:editing-cycles>7</meta:editing-cycles>
    <meta:document-statistic meta:table-count="0" meta:image-count="0" meta:object-count="0" meta:page-count="1" meta:paragraph-count="1" meta:word-count="2" meta:character-count="13" meta:non-whitespace-character-count="12"/>
  </office:meta>
</office:document-meta>
</file>